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281f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281f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281f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281f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281f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281f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281f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281f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281f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281f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281f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281f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281f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281f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281f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281f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281f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Carlos José Bartuccio Morandy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1/2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33837856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Sergio Luis  Bartuccio Perei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939030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52.28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9" meta:non-whitespace-character-count="1000"/>
    <meta:template xlink:type="simple" xlink:actuate="onRequest" xlink:title="Normal" xlink:href=""/>
  </office:meta>
</office:document-meta>
</file>